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/>
      <style:text-properties style:font-name="Ubuntu" fo:font-size="15pt" fo:font-weight="bold" officeooo:rsid="00062466" officeooo:paragraph-rsid="00062466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15%"/>
      <style:text-properties style:font-name="Ubuntu" fo:font-size="15pt" fo:font-weight="bold" officeooo:rsid="00062466" officeooo:paragraph-rsid="00083ceb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15%"/>
      <style:text-properties style:font-name="Ubuntu" fo:font-size="15pt" fo:font-weight="bold" officeooo:rsid="000b95b3" officeooo:paragraph-rsid="000b95b3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15%"/>
      <style:text-properties style:font-name="Ubuntu" fo:font-size="15pt" fo:font-weight="bold" officeooo:rsid="00083ceb" officeooo:paragraph-rsid="00083ceb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15%"/>
      <style:text-properties style:font-name="Ubuntu" fo:font-size="15pt" fo:font-style="normal" fo:font-weight="bold" officeooo:rsid="000ba07c" officeooo:paragraph-rsid="000ba07c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line-height="115%"/>
      <style:text-properties style:font-name="Ubuntu" officeooo:rsid="00062466" officeooo:paragraph-rsid="00062466"/>
    </style:style>
    <style:style style:name="P7" style:family="paragraph" style:parent-style-name="Standard">
      <style:paragraph-properties fo:line-height="115%"/>
      <style:text-properties style:font-name="Ubuntu" officeooo:rsid="0007429e" officeooo:paragraph-rsid="0007429e"/>
    </style:style>
    <style:style style:name="P8" style:family="paragraph" style:parent-style-name="Standard" style:list-style-name="L1">
      <style:paragraph-properties fo:line-height="115%"/>
      <style:text-properties style:font-name="Ubuntu" fo:font-size="12pt" fo:font-weight="normal" officeooo:rsid="000b95b3" officeooo:paragraph-rsid="000b95b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15%"/>
      <style:text-properties style:font-name="Ubuntu" fo:font-size="12pt" fo:font-weight="normal" officeooo:rsid="000b95b3" officeooo:paragraph-rsid="000b95b3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115%"/>
      <style:text-properties style:font-name="Ubuntu" fo:font-size="12pt" fo:font-weight="normal" officeooo:rsid="000b98c2" officeooo:paragraph-rsid="000b98c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15%"/>
      <style:text-properties style:font-name="Ubuntu" fo:font-size="12pt" fo:font-weight="normal" officeooo:rsid="00083ceb" officeooo:paragraph-rsid="00083ce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15%"/>
      <style:text-properties style:font-name="Ubuntu" fo:font-size="12pt" fo:font-style="italic" fo:font-weight="normal" officeooo:rsid="00083ceb" officeooo:paragraph-rsid="00083ceb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line-height="115%"/>
      <style:text-properties style:font-name="Ubuntu" fo:font-size="12pt" fo:font-style="italic" fo:font-weight="normal" officeooo:rsid="00083ceb" officeooo:paragraph-rsid="001b800e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line-height="115%"/>
      <style:text-properties style:font-name="Ubuntu" fo:font-size="12pt" fo:font-style="normal" fo:font-weight="normal" officeooo:rsid="000ba07c" officeooo:paragraph-rsid="000ba07c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line-height="115%"/>
      <style:text-properties style:font-name="Ubuntu" fo:font-size="12pt" fo:font-style="normal" fo:font-weight="normal" officeooo:rsid="000ba07c" officeooo:paragraph-rsid="000ba07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15%"/>
      <style:text-properties style:font-name="Ubuntu" fo:font-size="12pt" fo:font-style="normal" fo:font-weight="normal" officeooo:rsid="000e1835" officeooo:paragraph-rsid="000e183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line-height="115%"/>
      <style:text-properties style:font-name="Ubuntu" fo:font-size="12pt" fo:font-style="normal" fo:font-weight="normal" officeooo:rsid="000e1835" officeooo:paragraph-rsid="000e183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15%"/>
      <style:text-properties style:font-name="Ubuntu" fo:font-size="12pt" fo:font-style="normal" fo:font-weight="normal" officeooo:rsid="0010a654" officeooo:paragraph-rsid="0010a654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15%"/>
      <style:text-properties style:font-name="Ubuntu" fo:font-size="12pt" fo:font-style="normal" fo:font-weight="normal" officeooo:rsid="0010a654" officeooo:paragraph-rsid="0011af9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line-height="115%"/>
      <style:text-properties style:font-name="Ubuntu" officeooo:rsid="000b95b3" officeooo:paragraph-rsid="000b95b3"/>
    </style:style>
    <style:style style:name="P21" style:family="paragraph" style:parent-style-name="Standard" style:list-style-name="L2">
      <style:paragraph-properties fo:line-height="115%"/>
      <style:text-properties style:font-name="Ubuntu" officeooo:rsid="000ba07c" officeooo:paragraph-rsid="000ba07c"/>
    </style:style>
    <style:style style:name="P22" style:family="paragraph" style:parent-style-name="Standard">
      <style:paragraph-properties fo:line-height="115%"/>
      <style:text-properties style:font-name="Ubuntu" fo:font-size="16pt" fo:font-style="normal" fo:font-weight="bold" officeooo:rsid="000fc0c8" officeooo:paragraph-rsid="000fc0c8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Table_20_Contents">
      <style:paragraph-properties fo:line-height="115%"/>
      <style:text-properties style:font-name="Ubuntu" fo:font-size="12pt" officeooo:rsid="00083ceb" officeooo:paragraph-rsid="00083ceb" style:font-size-asian="10.5pt" style:font-size-complex="12pt"/>
    </style:style>
    <style:style style:name="P24" style:family="paragraph" style:parent-style-name="Table_20_Contents">
      <style:paragraph-properties fo:line-height="115%"/>
      <style:text-properties style:text-position="0% 100%" style:font-name="Ubuntu" fo:font-size="12pt" officeooo:rsid="00083ceb" officeooo:paragraph-rsid="00083ceb" style:font-size-asian="10.5pt" style:font-size-complex="12pt"/>
    </style:style>
    <style:style style:name="T1" style:family="text">
      <style:text-properties style:text-position="sub 58%"/>
    </style:style>
    <style:style style:name="T2" style:family="text">
      <style:text-properties officeooo:rsid="0009eed2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0d186b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officeooo:rsid="0011af9e"/>
    </style:style>
    <style:style style:name="T7" style:family="text">
      <style:text-properties officeooo:rsid="001562ad"/>
    </style:style>
    <style:style style:name="T8" style:family="text">
      <style:text-properties officeooo:rsid="00186116"/>
    </style:style>
    <style:style style:name="T9" style:family="text">
      <style:text-properties officeooo:rsid="0019864d"/>
    </style:style>
    <style:style style:name="T10" style:family="text">
      <style:text-properties officeooo:rsid="001b800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81_1526397584"/>Результаты работы</text:p>
      <text:p text:style-name="P6"/>
      <text:p text:style-name="P6">Реализован алгоритм поиска коэффициентов линейной регрессии с помощью градиентного спуска. Имеются две реализации:</text:p>
      <text:p text:style-name="P6"/>
      <text:p text:style-name="P6">1) однопоточная обработка данных,</text:p>
      <text:p text:style-name="P6"/>
      <text:p text:style-name="P6">2) распределённая обработка данных с помощью фреймворка Spark.</text:p>
      <text:p text:style-name="P6"/>
      <text:p text:style-name="P7">Написаны <text:span text:style-name="T2">u</text:span>nit тесты, проверяющие корректность поведения алгоритма.</text:p>
      <text:p text:style-name="P7"/>
      <text:p text:style-name="P3">Описание распределённого алгоритма</text:p>
      <text:p text:style-name="P3"/>
      <text:list xml:id="list146295345700297583" text:style-name="L1">
        <text:list-item>
          <text:p text:style-name="P8"><text:s/>Сохраняем выборку точек из файла в RDD.</text:p>
        </text:list-item>
        <text:list-item>
          <text:p text:style-name="P8">Инициализируем вектор параметров регрессии как единичный вектор.</text:p>
        </text:list-item>
        <text:list-item>
          <text:p text:style-name="P10">Инициализируем значение функции стоимости максимально большим.</text:p>
        </text:list-item>
        <text:list-item>
          <text:p text:style-name="P8">Пока количество итераций не превысит пороговое значение</text:p>
          <text:list>
            <text:list-item>
              <text:p text:style-name="P8">Сохраняем вектор параметров как Broadcast переменную.</text:p>
            </text:list-item>
            <text:list-item>
              <text:p text:style-name="P8">Для каждого элемента вектора</text:p>
              <text:list>
                <text:list-item>
                  <text:p text:style-name="P20"><text:span text:style-name="T3">Запускаем подсчёт производной функции стоимости распределённо, аккумулируя </text:span><text:bookmark-start text:name="__DdeLink__3_1489113129"/><text:span text:style-name="T3">прибавочное значение</text:span><text:bookmark-end text:name="__DdeLink__3_1489113129"/><text:span text:style-name="T3">.</text:span></text:p>
                </text:list-item>
                <text:list-item>
                  <text:p text:style-name="P8">Прибавляем к элементу вектора <text:s/>полученное значение.</text:p>
                </text:list-item>
              </text:list>
            </text:list-item>
            <text:list-item>
              <text:p text:style-name="P10">Сохраняем новое значение вектора в память рабочих машин.</text:p>
            </text:list-item>
            <text:list-item>
              <text:p text:style-name="P10">Распределённо рассчитываем значение функции стоимости.</text:p>
            </text:list-item>
            <text:list-item>
              <text:p text:style-name="P10">Сравниваем полученное значение стоимости с полученным на предыдущем шаге (или инициализированным, если шаг первый).</text:p>
              <text:list>
                <text:list-item>
                  <text:p text:style-name="P10">Если модуль разности меньше допустимого, результат принимается, возвращается вектор коэффициентов</text:p>
                </text:list-item>
                <text:list-item>
                  <text:p text:style-name="P10">Иначе сохраняем значение стоимости и идём к пункту 4.1.</text:p>
                </text:list-item>
              </text:list>
            </text:list-item>
          </text:list>
        </text:list-item>
      </text:list>
      <text:p text:style-name="P9"/>
      <text:p text:style-name="P9"/>
      <text:p text:style-name="P7"/>
      <text:p text:style-name="P4">Запуск программы</text:p>
      <text:p text:style-name="P2"/>
      <text:p text:style-name="P11">1) Сохраняем файл с выборкой точек в формате: в каждой строке по одной точке, в первых колонках записываются значения аргуметов (x_1 x_2 x_3 ... x_m), в последней - зависимой переменной (y). </text:p>
      <text:p text:style-name="P11"><text:bookmark-end text:name="__DdeLink__281_1526397584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3">x<text:span text:style-name="T1">1</text:span></text:p>
          </table:table-cell>
          <table:table-cell table:style-name="Table1.A1" office:value-type="string">
            <text:p text:style-name="P23">x<text:span text:style-name="T1">2</text:span></text:p>
          </table:table-cell>
          <table:table-cell table:style-name="Table1.A1" office:value-type="string">
            <text:p text:style-name="P24">...</text:p>
          </table:table-cell>
          <table:table-cell table:style-name="Table1.A1" office:value-type="string">
            <text:p text:style-name="P23">x<text:span text:style-name="T1">n</text:span></text:p>
          </table:table-cell>
          <table:table-cell table:style-name="Table1.E1" office:value-type="string">
            <text:p text:style-name="P23">y</text:p>
          </table:table-cell>
        </table:table-row>
        <table:table-row>
          <table:table-cell table:style-name="Table1.A2" office:value-type="string">
            <text:p text:style-name="P23">x<text:span text:style-name="T1">1</text:span></text:p>
          </table:table-cell>
          <table:table-cell table:style-name="Table1.A2" office:value-type="string">
            <text:p text:style-name="P23">x<text:span text:style-name="T1">2</text:span></text:p>
          </table:table-cell>
          <table:table-cell table:style-name="Table1.A2" office:value-type="string">
            <text:p text:style-name="P24">...</text:p>
          </table:table-cell>
          <table:table-cell table:style-name="Table1.A2" office:value-type="string">
            <text:p text:style-name="P23">x<text:span text:style-name="T1">n</text:span></text:p>
          </table:table-cell>
          <table:table-cell table:style-name="Table1.E2" office:value-type="string">
            <text:p text:style-name="P23">y</text:p>
          </table:table-cell>
        </table:table-row>
        <table:table-row>
          <table:table-cell table:style-name="Table1.A2" office:value-type="string">
            <text:p text:style-name="P23">x<text:span text:style-name="T1">1</text:span></text:p>
          </table:table-cell>
          <table:table-cell table:style-name="Table1.A2" office:value-type="string">
            <text:p text:style-name="P23">x<text:span text:style-name="T1">2</text:span></text:p>
          </table:table-cell>
          <table:table-cell table:style-name="Table1.A2" office:value-type="string">
            <text:p text:style-name="P24">...</text:p>
          </table:table-cell>
          <table:table-cell table:style-name="Table1.A2" office:value-type="string">
            <text:p text:style-name="P23">x<text:span text:style-name="T1">n</text:span></text:p>
          </table:table-cell>
          <table:table-cell table:style-name="Table1.E2" office:value-type="string">
            <text:p text:style-name="P23">y</text:p>
          </table:table-cell>
        </table:table-row>
      </table:table>
      <text:p text:style-name="P11"/>
      <text:p text:style-name="P11">Смотрите пример в data/samples/sample_1.txt.</text:p>
      <text:p text:style-name="P11"/>
      <text:p text:style-name="P11"><text:soft-page-break/>2) Сохраняем данные о выборке в конфигурационный файл: в первой строке размер выборки (количество точек), во второй строке размерность вектора независимой переменной.</text:p>
      <text:p text:style-name="P11"/>
      <text:p text:style-name="P11">3) Запускаем программу со следующими аргуме<text:span text:style-name="T2">н</text:span>тами: путь к файлу с выборкой, путь к конфигурационному файлу, <text:span text:style-name="T9">Master URLs,</text:span> скорость поиска минимума (learning rate), точность результата (convergence criteria), максимальное количество итераций. Пример:</text:p>
      <text:p text:style-name="P11"/>
      <text:p text:style-name="P13">"data/samples/sample_1.txt" "data/samples/config_1.txt" " <text:span text:style-name="T10">local[*]</text:span>" <text:s/>1.0 0.0001 1000</text:p>
      <text:p text:style-name="P12"/>
      <text:p text:style-name="P5"><text:bookmark-start text:name="__DdeLink__284_1526397584"/>Тестирование</text:p>
      <text:p text:style-name="P14"/>
      <text:p text:style-name="P14">Для каждого теста генерируется случайная выборка на основе случайной линейной функции. <text:s/>К каждой функции прибавляется случайный шумовой коэффициент. </text:p>
      <text:p text:style-name="P14"/>
      <text:p text:style-name="P14">Первый тест проверяет, что добавление в выборку точных результатов приведёт к более точному результату: вектор параметров, полученный с помощью алгоритма для более точной выборки, будет меньше отличаться от искомого, по которому строилась выборка.</text:p>
      <text:p text:style-name="P14"/>
      <text:list xml:id="list8843705615748405436" text:style-name="L2">
        <text:list-item>
          <text:p text:style-name="P15">Строится зашумлённая выборка.</text:p>
        </text:list-item>
        <text:list-item>
          <text:p text:style-name="P21"><text:span text:style-name="T4">По выборке строится вектор коэффиц</text:span><text:span text:style-name="T5">и</text:span><text:span text:style-name="T4">ентов.</text:span></text:p>
        </text:list-item>
        <text:list-item>
          <text:p text:style-name="P15">Добавляются 100 точных значений.</text:p>
        </text:list-item>
        <text:list-item>
          <text:p text:style-name="P15">По новой выборке строится новый вектор коэффициентов регрессии.</text:p>
        </text:list-item>
        <text:list-item>
          <text:p text:style-name="P15">Находится среднеквадратичное отклонение вектора из пункта 2 от искомого вектора.</text:p>
        </text:list-item>
        <text:list-item>
          <text:p text:style-name="P15">Находится среднеквадратичное отклонение вектора из пункта 4 от искомого вектора.</text:p>
        </text:list-item>
        <text:list-item>
          <text:p text:style-name="P15">Проверяется, что значение из пункта 6 меньше значения из пункта 5.</text:p>
        </text:list-item>
      </text:list>
      <text:p text:style-name="P14"/>
      <text:p text:style-name="P16">Второй тест проверяет, что реализация с распределёнными вычислениями и однопоточная, даёт схожие результаты. </text:p>
      <text:p text:style-name="P16"/>
      <text:list xml:id="list4852386339845393446" text:style-name="L3">
        <text:list-item>
          <text:p text:style-name="P17">Строится зашумлённая выборка.</text:p>
        </text:list-item>
        <text:list-item>
          <text:p text:style-name="P17"><text:bookmark-start text:name="__DdeLink__6_1489113129"/>По выборке строится вектор коэффициентов с помощью Spark реализации.<text:bookmark-end text:name="__DdeLink__6_1489113129"/></text:p>
        </text:list-item>
        <text:list-item>
          <text:p text:style-name="P17">По выборке строится вектор коэффициентов с помощью однопоточной реализации.</text:p>
        </text:list-item>
        <text:list-item>
          <text:p text:style-name="P17">Находится среднеквадратичное отклонение одного вектора от другого.</text:p>
        </text:list-item>
        <text:list-item>
          <text:p text:style-name="P17">Задаётся порог расхождения двух векторов.</text:p>
        </text:list-item>
        <text:list-item>
          <text:p text:style-name="P17">Проверяется, что отклонение меньше порога.</text:p>
        </text:list-item>
      </text:list>
      <text:p text:style-name="P16"><text:bookmark-end text:name="__DdeLink__284_1526397584"/></text:p>
      <text:p text:style-name="P22"/>
      <text:p text:style-name="P22"/>
      <text:p text:style-name="P22"><text:soft-page-break/>Комментарии к <text:span text:style-name="T7">задаче</text:span></text:p>
      <text:p text:style-name="P12"/>
      <text:p text:style-name="P18">Реализованный алгоритм является горизонтально масштабируемым на двух участках: подсчёт частной производной функции стоимости, подсчёт самой функции стоимости. Эти две операции — агрегация данных выборки. Результат накапливается на каждом вычислительном узле отдельно, затем складывается. Spark предоставляет такую возможность и делает распределение вычислений и данных автоматически.</text:p>
      <text:p text:style-name="P18"/>
      <text:p text:style-name="P19">Метод градиентного спуска неуниверсальный. <text:span text:style-name="T6">На системы уравнений накладываются некоторые ограничения, а именно на собственные числа матрицы и число обусловленности. Работа «неудобными» матрицами может приводить к ситуации, когда алгоритм начинает удаляться от минимума с экспоненциальной скоростью, либо скорость сходимости к минимуму очень мала. </text:span></text:p>
      <text:p text:style-name="P19"/>
      <text:p text:style-name="P19"><text:span text:style-name="T6">Для решения таких проблем можно использовать другие алгоритмы для уточнения начального приближения вектора коэффициентов регрессии. Либо изменять значение коэффициента, регулирующего величину шага приближения к минимуму, как это делается, например, в алгоритмах барьерных и штрафных функций поиска условного минимума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4:24:32.686531652</meta:creation-date>
    <meta:generator>LibreOffice/5.1.6.2$Linux_X86_64 LibreOffice_project/10m0$Build-2</meta:generator>
    <dc:date>2017-07-03T06:28:56.138390819</dc:date>
    <meta:editing-duration>PT56M31S</meta:editing-duration>
    <meta:editing-cycles>13</meta:editing-cycles>
    <meta:document-statistic meta:table-count="1" meta:image-count="0" meta:object-count="0" meta:page-count="3" meta:paragraph-count="61" meta:word-count="552" meta:character-count="4303" meta:non-whitespace-character-count="3829"/>
  </office:meta>
</office:document-meta>
</file>